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Part 1</text:p>
      <text:p text:style-name="P1">•••</text:p>
      <text:p text:style-name="P1">1.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heart suddenly tightening reminded her that today was Monday. She would have to go to school again.</text:p>
      <text:p text:style-name="Normal">“... Sigh.”</text:p>
      <text:p text:style-name="Normal">Not that that was a pressing matter yet. For now, she was content just staring at the ceiling.</text:p>
      <text:p text:style-name="Normal">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1.2</text:p>
      <text:p text:style-name="P1"/>
      <text:p text:style-name="Normal">Do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herself around others was one of them. That was just as well though; she had things she needed to *hide*, not to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heed i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In fact, her heart was beating so loudly it wouldn’t be strange if you could hear it yourself. And her eyes, they were looking at everything except for you.</text:p>
      <text:p text:style-name="Normal">“Um... So, what are you doing here?” she ventured to ask, her voice reaching a higher pitch with every word.</text:p>
      <text:p text:style-name="Normal">Your answer was to raise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that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 but she couldn’t remember: her mind was busy figuring out whether she had lost herself too deep in her delusions or you really were walking together. Still, she wondered.</text:p>
      <text:p text:style-name="Normal">“...”</text:p>
      <text:p text:style-name="Normal">Anxiously, she wondered. She didn’t have to wonder for long: the answer was written all over her heart. But, putting it into words, then letting those words out... Even just thinking about it was nerve-racking, would she actually do it? Could she? Then,</text:p>
      <text:p text:style-name="Normal">“Are you worried about making groups?” you interrupted.</text:p>
      <text:p text:style-name="Normal">“Hm?”</text:p>
      <text:p text:style-name="Normal">“I mean, for Literature, when we’ll analyse these texts... I said we’d be doing that in groups earlier, is that what’s worrying you?”</text:p>
      <text:p text:style-name="Normal">“...”</text:p>
      <text:p text:style-name="Normal">She looked at you in silence for a second. She was happy that you’d noticed her distress, but it was also unusual for you to misunderstand her. Not that she was blam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Hmmm...” you tilted your head.</text:p>
      <text:p text:style-name="Normal">She tilted her head too: “?”</text:p>
      <text:p text:style-name="Normal">“Hey, I have an idea,” and, looking her dead in the eye, “let’s make a group, you and me.”</text:p>
      <text:p text:style-name="Normal">“...Huh?!”</text:p>
      <text:p text:style-name="Normal"><text:span text:style-name="T1">W-wait! No! I can’t! I’m not ready!! W-we haven’t even held hands yet...!! <text:s text:c="1"/></text:span>Your statement sent her imagination into overdrive, and she was imagining your future together.</text:p>
      <text:p text:style-name="Normal">“Ah, I mean it’s fine if you don’t want to,” you followed up.</text:p>
      <text:p text:style-name="Normal">“N-no, it’s okay, let’s do that!”</text:p>
      <text:p text:style-name="Normal">And so it was decided: the two of you would form a group. <text:span text:style-name="T1">Not a bad outcome... I’m glad...</text:span></text:p>
      <text:p text:style-name="Normal">This exchange burnt through virtually all of her social battery, and as that forced her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a few days later.</text:p>
      <text:p text:style-name="Normal"><text:span text:style-name="T1">So... This means... </text:span>that her brain must have failed to process a very important exchange you two had. That, or she actually did cross the point of no return in her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She slapped herself awake, *SMACK!!*. <text:span text:style-name="T1">It hurts...! </text:span>And 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But you didn’t answer right away. You looked at her dumbfounded for a solid few seconds, and at the end of them, “pfft-”, you giggled.</text:p>
      <text:p text:style-name="Normal">“?” she tilted her head. Your laughter was muffled, you turned away from her, but it was crystal clear that you were giggling.</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